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4" style:family="paragraph" style:parent-style-name="Heading_20_1" style:list-style-name="WWNum2">
      <style:paragraph-properties fo:break-before="auto" fo:break-after="auto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underline-style="none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es de gestió empresarial</text:span><text:span text:style-name="T2"><text:line-break/></text:span><text:span text:style-name="T3">UD 08.(Semipresencial) Activitats no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dbh0n1vac4c8" text:style-name="Index_20_Link" text:visited-style-name="Index_20_Link"><text:span text:style-name="T16">Activitat 01</text:span></text:a><text:span text:style-name="T16"><text:tab/>2</text:span></text:p>
        </text:index-body>
      </text:table-of-content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4">UD08. Activitats no avaluables 01 (Semipresencial)</text:span></text:p>
      <text:list xml:id="list4221609266" text:style-name="WWNum2">
        <text:list-item>
          <text:p text:style-name="P24"><text:bookmark text:name="_dbh0n1vac4c8"/>Activitat 01</text:p>
        </text:list-item>
      </text:list>
      <text:p text:style-name="Standard">Revisa els exemples del 07 al 09 que pots trobar al repositori:</text:p>
      <text:p text:style-name="Standard"><text:a xlink:type="simple" xlink:href="https://github.com/sergarb1/OdooModulosEjemplos" text:style-name="ListLabel_20_10" text:visited-style-name="ListLabel_20_10"><text:span text:style-name="T17">https://github.com/sergarb1/OdooModulosEjemplos</text:span></text:a></text:p>
      <text:p text:style-name="Standard"/>
      <text:p text:style-name="Standard">Tractar de provar-los i veure que funcionen al teu sistema.</text:p>
      <text:p text:style-name="Standard">Quan funciones has de:</text:p>
      <text:list xml:id="list3791420440" text:style-name="WWNum1">
        <text:list-item>
          <text:p text:style-name="P21"><text:soft-page-break/>Revisar els seus manifests.</text:p>
        </text:list-item>
        <text:list-item>
          <text:p text:style-name="P22">Revisar els seus models de dades.</text:p>
        </text:list-item>
        <text:list-item>
          <text:p text:style-name="P22">Revisar les seues vistes.</text:p>
        </text:list-item>
        <text:list-item>
          <text:p text:style-name="P22">Revisa els controladors Web (normals i l'API Rest).</text:p>
        </text:list-item>
        <text:list-item>
          <text:p text:style-name="P23">Prova l’exemple que utilitza dependències externes amb la biblioteca https://pypi.org/project/pyBarcode/</text:p>
        </text:list-item>
      </text:list>
      <text:p text:style-name="P13"/>
      <text:p text:style-name="P13">Comparteix els teus dubtes, observacions i trucs al fòrum del mòdu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no avaluables 01</text:span></text:p>
      </style:header>
      <style:footer>
        <text:p text:style-name="MP4"><text:span text:style-name="MT1">Sistemes de gestió empresarial<text:tab/><text:tab/>UD08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7" meta:word-count="189" meta:character-count="1269" meta:non-whitespace-character-count="1106"/>
    <meta:generator>LibreOfficeDev/6.0.5.2$Linux_X86_64 LibreOffice_project/</meta:generator>
  </office:meta>
</office:document-meta>
</file>